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vestigation</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text:p>
      <text:p text:style-name="P1"/>
      <text:p text:style-name="P1">Carl: If asked about the curse he will mention that only a powerful demon is capable of creating a curse of this magnitud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text:p>
      <text:p text:style-name="P1">2 = </text:p>
      <text:p text:style-name="P1">3 = </text:p>
      <text:p text:style-name="P1">4 = </text:p>
      <text:p text:style-name="P1"/>
      <text:p text:style-name="P1">Monk treasure:</text:p>
      <text:p text:style-name="P1">1 = </text:p>
      <text:p text:style-name="P1">2 = </text:p>
      <text:p text:style-name="P1">3 = </text:p>
      <text:p text:style-name="P1">4 = </text:p>
      <text:p text:style-name="P1">5 = </text:p>
      <text:p text:style-name="P1"/>
      <text:p text:style-name="P1">High priest treasure:</text:p>
      <text:p text:style-name="P1"><text:soft-page-break/>1 = </text:p>
      <text:p text:style-name="P1">2 = </text:p>
      <text:p text:style-name="P1">3 = </text:p>
      <text:p text:style-name="P1">4 = </text:p>
      <text:p text:style-name="P1">5 = </text:p>
      <text:p text:style-name="P1">6 = </text:p>
      <text:p text:style-name="P1"/>
      <text:p text:style-name="P1">Secret room treasure:</text:p>
      <text:p text:style-name="P1">1 = </text:p>
      <text:p text:style-name="P1">2 = </text:p>
      <text:p text:style-name="P1">3 = </text:p>
      <text:p text:style-name="P1">4 = </text:p>
      <text:p text:style-name="P1">5 = </text:p>
      <text:p text:style-name="P1"/>
      <text:p text:style-name="P1"/>
      <text:p text:style-name="P1">soul bind = on victim?</text:p>
      <text:p text:style-name="P1">misdirection <text:s/>= on sneaky bad guy</text:p>
      <text:p text:style-name="P1">programmed image = demon taunts in temple</text:p>
      <text:p text:style-name="P1"/>
      <text:p text:style-name="P1">kathleen = victim of priests sacrifice</text:p>
      <text:p text:style-name="P1">robert = true name of 'the adversary'</text:p>
      <text:p text:style-name="P1">high priest of zeus = backstabber, must be level 17 for soul bind, won't have many spells for fight</text:p>
      <text:p text:style-name="P1">carl (cowardly carl) = a monk in the service of zeus, in the chapel of zeus</text:p>
      <text:p text:style-name="P1"/>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1"/>
      <text:p text:style-name="P1">The temple of eternity:</text:p>
      <text:p text:style-name="P1">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1"/>
      <text:p text:style-name="P1">chapel of zeus:</text:p>
      <text:p text:style-name="P1">adventurers start out at the chapel of zeus to find the priest of zeus. Chapel is almost completely deserted. There are no (few?) enemies to fight here but there will be useful clues/items to prepare them for the temple. </text:p>
      <text:p text:style-name="P1"/>
      <text:p text:style-name="P1">Enemies: The temple starts out mostly deserted except for some kobolds and orcs guarding the priest of <text:soft-page-break/>zeus. These guys understand who the real villain is and so try to stop you. After priest is 'rescued' a number of arcane traps go off that summon more enemies. </text:p>
      <text:p text:style-name="P1"/>
      <text:p text:style-name="P1">goals:</text:p>
      <text:p text:style-name="P1">Campaign has 3 main sections and stages within it. </text:p>
      <text:p text:style-name="P1">1. rescue of the priest of zeus: this is a fairly easy simple section. There are few enemies, and the priest himself can be rescued by disrupting the symbol of pain being used to torture him.</text:p>
      <text:p text:style-name="P1"/>
      <text:p text:style-name="P1">2. eliminating the adversary: the adversary will immediately appear upon rescue of the priest. The 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1"/>
      <text:p text:style-name="P1">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1"/>
      <text:p text:style-name="P1">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1"/>
      <text:p text:style-name="P1">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1"/>
      <text:p text:style-name="P1">sleeping:</text:p>
      <text:p text:style-name="P1">sleeping is not allowed within the temple. Players will be 'advised' not to sleep here. Players that ignore this warning will be... pu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kevin</dc:creator>
    <dc:date>2008-11-12T17:04:46</dc:date>
    <meta:editing-cycles>28</meta:editing-cycles>
    <meta:editing-duration>PT14H6M53S</meta:editing-duration>
    <meta:user-defined meta:name="Info 1"/>
    <meta:user-defined meta:name="Info 2"/>
    <meta:user-defined meta:name="Info 3"/>
    <meta:user-defined meta:name="Info 4"/>
    <meta:document-statistic meta:table-count="0" meta:image-count="0" meta:object-count="0" meta:page-count="4" meta:paragraph-count="69" meta:word-count="1863" meta:character-count="10424"/>
  </office:meta>
</office:document-meta>
</file>